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cm"/>
    </style:style>
    <style:style style:name="gr2" style:family="graphic" style:parent-style-name="standard">
      <style:graphic-properties draw:stroke="none" svg:stroke-color="#000000" draw:fill="none" draw:fill-color="#ffffff" fo:min-height="9.75cm"/>
    </style:style>
    <style:style style:name="gr3" style:family="graphic" style:parent-style-name="standard">
      <style:graphic-properties draw:stroke="none" svg:stroke-color="#000000" draw:fill="none" draw:fill-color="#ffffff" fo:min-height="10.75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fo:min-height="13.25cm"/>
    </style:style>
    <style:style style:name="gr6" style:family="graphic" style:parent-style-name="standard">
      <style:graphic-properties draw:stroke="none" svg:stroke-color="#000000" draw:fill="none" draw:fill-color="#ffffff" fo:min-height="3.75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4.05cm"/>
    </style:style>
    <style:style style:name="P1" style:family="paragraph">
      <style:paragraph-properties style:text-autospace="none"/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2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3" style:family="paragraph">
      <style:paragraph-properties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4" style:family="paragraph">
      <style:paragraph-properties style:text-autospace="none"/>
      <style:text-properties fo:color="#3f7f5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family="Consolas" style:font-family-generic="swiss" style:font-pitch="fixed" fo:font-size="12pt" style:text-underline-style="solid" style:text-underline-width="auto" style:text-underline-color="font-color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style:style style:name="T4" style:family="text">
      <style:text-properties fo:color="#000000" fo:font-family="Consolas" style:font-family-generic="swiss" style:font-pitch="fixed" fo:font-size="12pt" style:text-underline-style="none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5" style:family="text">
      <style:text-properties fo:color="#000000" fo:font-family="Consolas" style:font-family-generic="swiss" style:font-pitch="fixed" fo:font-size="12pt" style:text-underline-style="solid" style:text-underline-width="auto" style:text-underline-color="font-color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8" style:family="text">
      <style:text-properties fo:color="#3f7f5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9" style:family="text">
      <style:text-properties fo:color="#7f0055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10" style:family="text">
      <style:text-properties fo:color="#6a3e3e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1" style:family="text">
      <style:text-properties fo:color="#0000c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2" style:family="text">
      <style:text-properties fo:color="#0000c0" fo:font-family="Consolas" style:font-family-generic="swiss" style:font-pitch="fixed" fo:font-size="10pt" fo:font-style="italic" fo:font-weight="bold" style:font-family-asian="Consolas" style:font-family-generic-asian="swiss" style:font-pitch-asian="fixed" style:font-size-asian="10pt" style:font-style-asian="italic" style:font-weight-asian="bold" style:font-family-complex="Consolas" style:font-family-generic-complex="swiss" style:font-pitch-complex="fixed" style:font-size-complex="5.69999980926514pt" style:font-style-complex="italic" style:font-weight-complex="bold"/>
    </style:style>
    <style:style style:name="T13" style:family="text">
      <style:text-properties fo:color="#000000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14" style:family="text">
      <style:text-properties fo:color="#00000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15" style:family="text">
      <style:text-properties fo:color="#2a00f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7.1cm" svg:height="2.387cm" svg:x="2cm" svg:y="2cm">
          <draw:text-box>
            <text:p>Attribute Protection ( Hidden Protected )</text:p>
            <text:p/>
            <text:p>Jeg fant dette eksempelet i TestBatchen til Simula as.</text:p>
          </draw:text-box>
        </draw:frame>
        <draw:frame draw:style-name="gr2" draw:text-style-name="P1" draw:layer="layout" svg:width="17.1cm" svg:height="10cm" svg:x="2.1cm" svg:y="4.9cm">
          <draw:text-box>
            <text:p text:style-name="P1"><text:span text:style-name="T1">01: <text:s text:c="2"/></text:span><text:span text:style-name="T2">Class</text:span><text:span text:style-name="T1"> A;</text:span></text:p>
            <text:p text:style-name="P1"><text:span text:style-name="T1">02: <text:s text:c="2"/></text:span><text:span text:style-name="T2">Begin</text:span></text:p>
            <text:p text:style-name="P1"><text:span text:style-name="T1">03: <text:s text:c="5"/></text:span><text:span text:style-name="T2">integer</text:span><text:span text:style-name="T1"> i;</text:span></text:p>
            <text:p text:style-name="P1"><text:span text:style-name="T1">04: <text:s text:c="2"/></text:span><text:span text:style-name="T2">end</text:span><text:span text:style-name="T1">;</text:span></text:p>
            <text:p text:style-name="P1"><text:span text:style-name="T1">05:</text:span></text:p>
            <text:p text:style-name="P1"><text:span text:style-name="T1">06: <text:s text:c="2"/>A </text:span><text:span text:style-name="T2">Class</text:span><text:span text:style-name="T1"> B; </text:span><text:span text:style-name="T2">Protected</text:span><text:span text:style-name="T1"> i;</text:span></text:p>
            <text:p text:style-name="P1"><text:span text:style-name="T1">07: <text:s text:c="2"/></text:span><text:span text:style-name="T2">Begin</text:span></text:p>
            <text:p text:style-name="P1"><text:span text:style-name="T1">08: <text:s text:c="5"/></text:span><text:span text:style-name="T2">integer</text:span><text:span text:style-name="T1"> i;</text:span></text:p>
            <text:p text:style-name="P1"><text:span text:style-name="T1">09: <text:s text:c="5"/></text:span><text:span text:style-name="T2">procedure</text:span><text:span text:style-name="T1"> p; xb.i := 17;</text:span></text:p>
            <text:p text:style-name="P1"><text:span text:style-name="T1">10: <text:s text:c="2"/></text:span><text:span text:style-name="T2">end</text:span><text:span text:style-name="T1">;</text:span></text:p>
            <text:p text:style-name="P1"><text:span text:style-name="T1">11:</text:span></text:p>
            <text:p text:style-name="P1"><text:span text:style-name="T1">12: <text:s text:c="2"/></text:span><text:span text:style-name="T3">ref</text:span><text:span text:style-name="T1">(B) </text:span><text:span text:style-name="T4">xb</text:span><text:span text:style-name="T1">;</text:span></text:p>
            <text:p text:style-name="P1"><text:span text:style-name="T1">13: <text:s text:c="2"/></text:span><text:span text:style-name="T4">xb</text:span><text:span text:style-name="T1"> :- </text:span><text:span text:style-name="T2">new</text:span><text:span text:style-name="T1"> B;</text:span></text:p>
            <text:p text:style-name="P1"><text:span text:style-name="T1">14:</text:span></text:p>
            <text:p text:style-name="P1"><text:span text:style-name="T1">15: <text:s text:c="2"/>xb.p;</text:span></text:p>
            <text:p text:style-name="P1"><text:span text:style-name="T1">16 <text:s text:c="2"/></text:span></text:p>
            <text:p text:style-name="P1"><text:span text:style-name="T1">17: <text:s text:c="2"/>xb.i := 5;</text:span></text:p>
            <text:p text:style-name="P1"><text:span text:style-name="T1">18: <text:s text:c="2"/></text:span></text:p>
            <text:p text:style-name="P1"><text:span text:style-name="T1">19: <text:s text:c="2"/></text:span><text:span text:style-name="T2">inspect</text:span><text:span text:style-name="T1"> </text:span><text:span text:style-name="T5">xb</text:span><text:span text:style-name="T1"> </text:span><text:span text:style-name="T2">do</text:span><text:span text:style-name="T1"> i := 7;</text:span></text:p>
          </draw:text-box>
        </draw:frame>
        <draw:frame draw:style-name="gr3" draw:layer="layout" svg:width="17.1cm" svg:height="11cm" svg:x="2.1cm" svg:y="16cm">
          <draw:text-box>
            <text:p>Siden 'i' er Protected i klassen B vil den være usynlig ved remote access og ved inspection. Jeg tolker ihvertfall slik.</text:p>
            <text:p/>
            <text:p>Alle tre eksemplene (linje 15-19) vil da aksessere 'i'en til A siden 'i'en til B er usynlig gjennom remote access.</text:p>
            <text:p/>
            <text:p>Imidlertid; et av testprogrammene til Simula as. tolker linje 09 annerledes. Der forventes det at det er 'i'en til B som aksesseres.</text:p>
            <text:p/>
            <text:p/>
            <text:p><text:span text:style-name="T6"><text:s text:c="13"/></text:span><text:span text:style-name="T6">Er det noe jeg har misforstått ?</text:span></text:p>
          </draw:text-box>
        </draw:frame>
      </draw:page>
      <draw:page draw:name="page2" draw:style-name="dp1" draw:master-page-name="Standard">
        <draw:frame draw:style-name="gr4" draw:layer="layout" svg:width="17.1cm" svg:height="1.2cm" svg:x="2.2cm" svg:y="1.2cm">
          <draw:text-box>
            <text:p>Algoritme: Find remote attribute</text:p>
          </draw:text-box>
        </draw:frame>
        <draw:frame draw:style-name="gr5" draw:text-style-name="P2" draw:layer="layout" svg:width="19.1cm" svg:height="13.5cm" svg:x="1cm" svg:y="2.3cm">
          <draw:text-box>
            <text:p text:style-name="P2"><text:span text:style-name="T7"><text:s text:c="2"/></text:span><text:span text:style-name="T8">//*******************************************************************************</text:span></text:p>
            <text:p text:style-name="P2"><text:span text:style-name="T7"><text:s text:c="2"/></text:span><text:span text:style-name="T8">// *** Utility: findRemoteAttributeMeaning</text:span></text:p>
            <text:p text:style-name="P2"><text:span text:style-name="T8"><text:s text:c="2"/></text:span><text:span text:style-name="T8">//*******************************************************************************</text:span></text:p>
            <text:p text:style-name="P2"><text:span text:style-name="T7"><text:s text:c="2"/></text:span><text:span text:style-name="T9">public</text:span><text:span text:style-name="T7"> Meaning findRemoteAttributeMeaning(String </text:span><text:span text:style-name="T10">ident</text:span><text:span text:style-name="T7">)</text:span></text:p>
            <text:p text:style-name="P2"><text:span text:style-name="T7"><text:s text:c="2"/></text:span><text:span text:style-name="T7">{</text:span><text:span text:style-name="T9">return</text:span><text:span text:style-name="T7">(findRemoteAttributeMeaning(</text:span><text:span text:style-name="T10">ident</text:span><text:span text:style-name="T7">,</text:span><text:span text:style-name="T9">false</text:span><text:span text:style-name="T7">)); } </text:span></text:p>
            <text:p text:style-name="P3"><text:s text:c="2"/></text:p>
            <text:p text:style-name="P2"><text:span text:style-name="T7"><text:s text:c="2"/></text:span><text:span text:style-name="T9">public</text:span><text:span text:style-name="T7"> Meaning findRemoteAttributeMeaning(String </text:span><text:span text:style-name="T10">ident</text:span><text:span text:style-name="T7">,</text:span><text:span text:style-name="T9">boolean</text:span><text:span text:style-name="T7"> </text:span><text:span text:style-name="T10">behindProtected</text:span><text:span text:style-name="T7">)</text:span></text:p>
            <text:p text:style-name="P2"><text:span text:style-name="T7"><text:s text:c="2"/></text:span><text:span text:style-name="T7">{ </text:span><text:span text:style-name="T9">boolean</text:span><text:span text:style-name="T7"> </text:span><text:span text:style-name="T10">prtected</text:span><text:span text:style-name="T7">=</text:span><text:span text:style-name="T9">false</text:span><text:span text:style-name="T7">;</text:span></text:p>
            <text:p text:style-name="P2"><text:span text:style-name="T7"><text:s text:c="4"/></text:span><text:span text:style-name="T9">for</text:span><text:span text:style-name="T7">(String </text:span><text:span text:style-name="T10">prct</text:span><text:span text:style-name="T7">:</text:span><text:span text:style-name="T11">protectedList</text:span><text:span text:style-name="T7">)</text:span></text:p>
            <text:p text:style-name="P2"><text:span text:style-name="T7"><text:s text:c="4"/></text:span><text:span text:style-name="T7"><text:tab/></text:span><text:span text:style-name="T9">if</text:span><text:span text:style-name="T7">(</text:span><text:span text:style-name="T10">ident</text:span><text:span text:style-name="T7">.equalsIgnoreCase(</text:span><text:span text:style-name="T10">prct</text:span><text:span text:style-name="T7">)) { </text:span><text:span text:style-name="T10">behindProtected</text:span><text:span text:style-name="T7">=</text:span><text:span text:style-name="T10">prtected</text:span><text:span text:style-name="T7">=</text:span><text:span text:style-name="T9">true</text:span><text:span text:style-name="T7">; </text:span><text:span text:style-name="T9">break</text:span><text:span text:style-name="T7">; }</text:span></text:p>
            <text:p text:style-name="P2"><text:span text:style-name="T7"><text:s text:c="4"/></text:span><text:span text:style-name="T9">if</text:span><text:span text:style-name="T7">(!</text:span><text:span text:style-name="T10">prtected</text:span><text:span text:style-name="T7">)</text:span></text:p>
            <text:p text:style-name="P2"><text:span text:style-name="T7"><text:s text:c="4"/></text:span><text:span text:style-name="T7">{ </text:span><text:span text:style-name="T9">for</text:span><text:span text:style-name="T7">(Parameter </text:span><text:span text:style-name="T10">parameter</text:span><text:span text:style-name="T7">:</text:span><text:span text:style-name="T11">parameterList</text:span><text:span text:style-name="T7">)</text:span></text:p>
            <text:p text:style-name="P2"><text:span text:style-name="T7"><text:s text:c="8"/></text:span><text:span text:style-name="T9">if</text:span><text:span text:style-name="T7">(</text:span><text:span text:style-name="T10">ident</text:span><text:span text:style-name="T7">.equalsIgnoreCase(</text:span><text:span text:style-name="T10">parameter</text:span><text:span text:style-name="T7">.</text:span><text:span text:style-name="T11">identifier</text:span><text:span text:style-name="T7">))</text:span></text:p>
            <text:p text:style-name="P2"><text:span text:style-name="T7"><text:s text:c="8"/></text:span><text:span text:style-name="T7"><text:tab/></text:span><text:span text:style-name="T9">return</text:span><text:span text:style-name="T7">(</text:span><text:span text:style-name="T9">new </text:span><text:span text:style-name="T7">Meaning(VariableKind.</text:span><text:span text:style-name="T12">parameter</text:span><text:span text:style-name="T7">,</text:span><text:span text:style-name="T10">parameter</text:span><text:span text:style-name="T7">,</text:span><text:span text:style-name="T9">this</text:span><text:span text:style-name="T7">,</text:span><text:span text:style-name="T9">this</text:span><text:span text:style-name="T7">,</text:span><text:span text:style-name="T10">behindProtected</text:span><text:span text:style-name="T7">));</text:span></text:p>
            <text:p text:style-name="P2"><text:span text:style-name="T7"><text:s text:c="6"/></text:span><text:span text:style-name="T9">for</text:span><text:span text:style-name="T7">(Declaration </text:span><text:span text:style-name="T10">declaration</text:span><text:span text:style-name="T7">:</text:span><text:span text:style-name="T11">declarationList</text:span><text:span text:style-name="T7">)</text:span></text:p>
            <text:p text:style-name="P2"><text:span text:style-name="T7"><text:tab/></text:span><text:span text:style-name="T7"> <text:s text:c="3"/></text:span><text:span text:style-name="T9">if</text:span><text:span text:style-name="T7">(</text:span><text:span text:style-name="T10">ident</text:span><text:span text:style-name="T7">.equalsIgnoreCase(</text:span><text:span text:style-name="T10">declaration</text:span><text:span text:style-name="T7">.</text:span><text:span text:style-name="T11">identifier</text:span><text:span text:style-name="T7">))</text:span></text:p>
            <text:p text:style-name="P2"><text:span text:style-name="T7"><text:tab/></text:span><text:span text:style-name="T7"> <text:s text:c="3"/></text:span><text:span text:style-name="T7"><text:tab/></text:span><text:span text:style-name="T9">return</text:span><text:span text:style-name="T7">(</text:span><text:span text:style-name="T9">new</text:span><text:span text:style-name="T7"> Meaning(VariableKind.</text:span><text:span text:style-name="T12">attribute</text:span><text:span text:style-name="T7">,</text:span><text:span text:style-name="T10">declaration</text:span><text:span text:style-name="T7">,</text:span><text:span text:style-name="T9">this</text:span><text:span text:style-name="T7">,</text:span><text:span text:style-name="T9">this</text:span><text:span text:style-name="T7">,</text:span><text:span text:style-name="T10">behindProtected</text:span><text:span text:style-name="T7">));</text:span></text:p>
            <text:p text:style-name="P2"><text:span text:style-name="T7"><text:s text:c="6"/></text:span><text:span text:style-name="T9">for</text:span><text:span text:style-name="T7">(LabelDeclaration </text:span><text:span text:style-name="T10">label</text:span><text:span text:style-name="T7">:</text:span><text:span text:style-name="T11">labelList</text:span><text:span text:style-name="T7">)</text:span></text:p>
            <text:p text:style-name="P2"><text:span text:style-name="T7"><text:tab/></text:span><text:span text:style-name="T7"> <text:s text:c="3"/></text:span><text:span text:style-name="T9">if</text:span><text:span text:style-name="T7">(</text:span><text:span text:style-name="T10">ident</text:span><text:span text:style-name="T7">.equalsIgnoreCase(</text:span><text:span text:style-name="T10">label</text:span><text:span text:style-name="T7">.</text:span><text:span text:style-name="T11">identifier</text:span><text:span text:style-name="T7">))</text:span></text:p>
            <text:p text:style-name="P2"><text:span text:style-name="T7"><text:tab/></text:span><text:span text:style-name="T7"> <text:s text:c="3"/></text:span><text:span text:style-name="T7"><text:tab/></text:span><text:span text:style-name="T9">return</text:span><text:span text:style-name="T7">(</text:span><text:span text:style-name="T9">new</text:span><text:span text:style-name="T7"> Meaning(VariableKind.</text:span><text:span text:style-name="T12">label</text:span><text:span text:style-name="T7">,</text:span><text:span text:style-name="T10">label</text:span><text:span text:style-name="T7">,</text:span><text:span text:style-name="T9">this</text:span><text:span text:style-name="T7">,</text:span><text:span text:style-name="T9">this</text:span><text:span text:style-name="T7">,</text:span><text:span text:style-name="T10">behindProtected</text:span><text:span text:style-name="T7">));</text:span></text:p>
            <text:p text:style-name="P2"><text:span text:style-name="T7"><text:s text:c="6"/></text:span><text:span text:style-name="T9">for</text:span><text:span text:style-name="T7">(Virtual </text:span><text:span text:style-name="T10">virtual</text:span><text:span text:style-name="T7">:</text:span><text:span text:style-name="T11">virtualList</text:span><text:span text:style-name="T7">)</text:span></text:p>
            <text:p text:style-name="P2"><text:span text:style-name="T7"><text:tab/></text:span><text:span text:style-name="T7"> <text:s text:c="3"/></text:span><text:span text:style-name="T9">if</text:span><text:span text:style-name="T7">(</text:span><text:span text:style-name="T10">ident</text:span><text:span text:style-name="T7">.equalsIgnoreCase(</text:span><text:span text:style-name="T10">virtual</text:span><text:span text:style-name="T7">.</text:span><text:span text:style-name="T11">identifier</text:span><text:span text:style-name="T7">))</text:span></text:p>
            <text:p text:style-name="P2"><text:span text:style-name="T7"><text:tab/></text:span><text:span text:style-name="T7"> <text:s text:c="3"/></text:span><text:span text:style-name="T7"><text:tab/></text:span><text:span text:style-name="T9">return</text:span><text:span text:style-name="T7">(</text:span><text:span text:style-name="T9">new</text:span><text:span text:style-name="T7"> Meaning(VariableKind.</text:span><text:span text:style-name="T12">virtual</text:span><text:span text:style-name="T7">,</text:span><text:span text:style-name="T10">virtual</text:span><text:span text:style-name="T7">,</text:span><text:span text:style-name="T9">this</text:span><text:span text:style-name="T7">,</text:span><text:span text:style-name="T9">this</text:span><text:span text:style-name="T7">,</text:span><text:span text:style-name="T10">behindProtected</text:span><text:span text:style-name="T7">)); </text:span></text:p>
            <text:p text:style-name="P2"><text:s text:c="4"/>}</text:p>
            <text:p text:style-name="P2"><text:span text:style-name="T7"><text:s text:c="4"/></text:span><text:span text:style-name="T7">BlockDeclaration </text:span><text:span text:style-name="T10">prfx</text:span><text:span text:style-name="T7">=getPrefix();</text:span></text:p>
            <text:p text:style-name="P2"><text:span text:style-name="T7"><text:s text:c="4"/></text:span><text:span text:style-name="T9">if</text:span><text:span text:style-name="T7">(</text:span><text:span text:style-name="T10">prfx</text:span><text:span text:style-name="T7">!=</text:span><text:span text:style-name="T9">null</text:span><text:span text:style-name="T7">)</text:span></text:p>
            <text:p text:style-name="P2"><text:span text:style-name="T7"><text:s text:c="4"/></text:span><text:span text:style-name="T7">{ Meaning </text:span><text:span text:style-name="T10">meaning</text:span><text:span text:style-name="T7">=</text:span><text:span text:style-name="T10">prfx</text:span><text:span text:style-name="T7">.findRemoteAttributeMeaning(</text:span><text:span text:style-name="T10">ident</text:span><text:span text:style-name="T7">,</text:span><text:span text:style-name="T10">behindProtected</text:span><text:span text:style-name="T7">);</text:span></text:p>
            <text:p text:style-name="P2"><text:span text:style-name="T7"><text:s text:c="6"/></text:span><text:span text:style-name="T9">if</text:span><text:span text:style-name="T7">(</text:span><text:span text:style-name="T10">meaning</text:span><text:span text:style-name="T7">!=</text:span><text:span text:style-name="T9">null</text:span><text:span text:style-name="T7">) </text:span><text:span text:style-name="T10">meaning</text:span><text:span text:style-name="T7">.</text:span><text:span text:style-name="T11">declaredIn</text:span><text:span text:style-name="T7">=</text:span><text:span text:style-name="T9">this</text:span><text:span text:style-name="T7">;</text:span></text:p>
            <text:p text:style-name="P2"><text:span text:style-name="T7"><text:s text:c="6"/></text:span><text:span text:style-name="T9">return</text:span><text:span text:style-name="T7">(</text:span><text:span text:style-name="T10">meaning</text:span><text:span text:style-name="T7">);</text:span></text:p>
            <text:p text:style-name="P3"><text:s text:c="4"/>}</text:p>
            <text:p text:style-name="P2"><text:span text:style-name="T7"><text:s text:c="4"/></text:span><text:span text:style-name="T9">return</text:span><text:span text:style-name="T7">(</text:span><text:span text:style-name="T9">null</text:span><text:span text:style-name="T7">);</text:span></text:p>
            <text:p text:style-name="P3"><text:s text:c="2"/>}</text:p>
          </draw:text-box>
        </draw:frame>
        <draw:frame draw:style-name="gr4" draw:layer="layout" svg:width="16.4cm" svg:height="1.2cm" svg:x="2cm" svg:y="16cm">
          <draw:text-box>
            <text:p>Hvor klassen Meaning ser slik ut:</text:p>
          </draw:text-box>
        </draw:frame>
        <draw:frame draw:style-name="gr6" draw:text-style-name="P2" draw:layer="layout" svg:width="17.3cm" svg:height="4cm" svg:x="1.9cm" svg:y="16.8cm">
          <draw:text-box>
            <text:p text:style-name="P2"><text:span text:style-name="T9">public</text:span><text:span text:style-name="T7"> </text:span><text:span text:style-name="T9">class</text:span><text:span text:style-name="T7"> Meaning {</text:span></text:p>
            <text:p text:style-name="P2"><text:span text:style-name="T7"><text:tab/></text:span><text:span text:style-name="T9">public</text:span><text:span text:style-name="T7"> VariableKind </text:span><text:span text:style-name="T11">variableKind</text:span><text:span text:style-name="T7">;</text:span></text:p>
            <text:p text:style-name="P2"><text:span text:style-name="T7"><text:tab/></text:span><text:span text:style-name="T9">public</text:span><text:span text:style-name="T7"> </text:span><text:span text:style-name="T9">boolean</text:span><text:span text:style-name="T7"> </text:span><text:span text:style-name="T11">foundBehindProtected</text:span><text:span text:style-name="T7">;</text:span></text:p>
            <text:p text:style-name="P2"><text:span text:style-name="T7"><text:tab/></text:span><text:span text:style-name="T9">public</text:span><text:span text:style-name="T7"> Declaration </text:span><text:span text:style-name="T11">declaredAs</text:span><text:span text:style-name="T7">;</text:span></text:p>
            <text:p text:style-name="P2"><text:span text:style-name="T7"><text:tab/></text:span><text:span text:style-name="T9">public</text:span><text:span text:style-name="T7"> DeclarationScope </text:span><text:span text:style-name="T11">declaredIn</text:span><text:span text:style-name="T7">; </text:span><text:span text:style-name="T8">// Search started here</text:span></text:p>
            <text:p text:style-name="P2"><text:span text:style-name="T7"><text:tab/></text:span><text:span text:style-name="T9">public</text:span><text:span text:style-name="T7"> DeclarationScope </text:span><text:span text:style-name="T11">foundIn</text:span><text:span text:style-name="T7">; <text:s text:c="3"/></text:span><text:span text:style-name="T8">// Search ended here</text:span></text:p>
            <text:p text:style-name="P3"/>
            <text:p text:style-name="P3"><text:s text:c="7"/>... ...</text:p>
            <text:p text:style-name="P3">}</text:p>
          </draw:text-box>
        </draw:frame>
        <draw:frame draw:style-name="gr7" draw:layer="layout" svg:width="17.2cm" svg:height="1.675cm" svg:x="1.9cm" svg:y="21cm">
          <draw:text-box>
            <text:p>I tilfellet Connection Block blir det litt annerledes. Vi må rette opp 'meaning' for å reflektere en Connection Block.</text:p>
          </draw:text-box>
        </draw:frame>
        <draw:frame draw:style-name="gr8" draw:text-style-name="P4" draw:layer="layout" svg:width="17.2cm" svg:height="4.361cm" svg:x="2cm" svg:y="23.839cm">
          <draw:text-box>
            <text:p text:style-name="P4"><text:span text:style-name="T7"><text:s text:c="2"/></text:span><text:span text:style-name="T9">public</text:span><text:span text:style-name="T7"> Meaning findMeaning(String </text:span><text:span text:style-name="T10">identifier</text:span><text:span text:style-name="T7">)</text:span></text:p>
            <text:p text:style-name="P2"><text:span text:style-name="T7"><text:s text:c="2"/></text:span><text:span text:style-name="T7">{</text:span><text:span text:style-name="T7"><text:tab/></text:span><text:span text:style-name="T7">Meaning </text:span><text:span text:style-name="T10">result</text:span><text:span text:style-name="T7">=</text:span><text:span text:style-name="T11">classDeclaration</text:span><text:span text:style-name="T7">.findRemoteAttributeMeaning(</text:span><text:span text:style-name="T10">identifier</text:span><text:span text:style-name="T7">);</text:span></text:p>
            <text:p text:style-name="P2"><text:span text:style-name="T7"><text:s text:c="6"/></text:span><text:span text:style-name="T9">if</text:span><text:span text:style-name="T7">(</text:span><text:span text:style-name="T10">result</text:span><text:span text:style-name="T7">!=</text:span><text:span text:style-name="T9">null</text:span><text:span text:style-name="T7">)</text:span></text:p>
            <text:p text:style-name="P2"><text:span text:style-name="T7"><text:s text:c="10"/></text:span><text:span text:style-name="T10">result</text:span><text:span text:style-name="T7">=</text:span><text:span text:style-name="T9">new</text:span><text:span text:style-name="T7"> Meaning(VariableKind.</text:span><text:span text:style-name="T12">connectedAttribute</text:span></text:p>
            <text:p text:style-name="P2"><text:span text:style-name="T12"><text:s text:c="26"/></text:span><text:span text:style-name="T7">,</text:span><text:span text:style-name="T10">result</text:span><text:span text:style-name="T7">.</text:span><text:span text:style-name="T11">declaredAs</text:span><text:span text:style-name="T7">,</text:span><text:span text:style-name="T9">this</text:span><text:span text:style-name="T7">,</text:span><text:span text:style-name="T10">result</text:span><text:span text:style-name="T7">.</text:span><text:span text:style-name="T11">foundIn</text:span></text:p>
            <text:p text:style-name="P2"><text:span text:style-name="T7"><text:s text:c="26"/></text:span><text:span text:style-name="T7">,</text:span><text:span text:style-name="T10">result</text:span><text:span text:style-name="T7">.</text:span><text:span text:style-name="T11">foundBehindProtected</text:span><text:span text:style-name="T7">);</text:span></text:p>
            <text:p text:style-name="P2"><text:span text:style-name="T7"><text:s text:c="6"/></text:span><text:span text:style-name="T9">else</text:span><text:span text:style-name="T7"> </text:span><text:span text:style-name="T9">if</text:span><text:span text:style-name="T7">(</text:span><text:span text:style-name="T11">declaredIn</text:span><text:span text:style-name="T7">!=</text:span><text:span text:style-name="T9">null</text:span><text:span text:style-name="T7">) </text:span><text:span text:style-name="T10">result</text:span><text:span text:style-name="T7">=</text:span><text:span text:style-name="T11">declaredIn</text:span><text:span text:style-name="T7">.findMeaning(</text:span><text:span text:style-name="T10">identifier</text:span><text:span text:style-name="T7">);</text:span></text:p>
            <text:p text:style-name="P2"><text:span text:style-name="T13"><text:s text:c="6"/></text:span><text:span text:style-name="T9">if</text:span><text:span text:style-name="T7">(</text:span><text:span text:style-name="T10">result</text:span><text:span text:style-name="T7">==</text:span><text:span text:style-name="T9">null</text:span><text:span text:style-name="T7">) Util.</text:span><text:span text:style-name="T14">error</text:span><text:span text:style-name="T7">(</text:span><text:span text:style-name="T15">"Undefined variable: "</text:span><text:span text:style-name="T7">+</text:span><text:span text:style-name="T10">identifier</text:span><text:span text:style-name="T7">);</text:span></text:p>
            <text:p text:style-name="P3"><text:span text:style-name="T7"><text:s text:c="6"/></text:span><text:span text:style-name="T9">return</text:span><text:span text:style-name="T7">(</text:span><text:span text:style-name="T10">result</text:span><text:span text:style-name="T7">);</text:span></text:p>
            <text:p text:style-name="P3"><text:s text:c="2"/>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Øystein Myhre Andersen</meta:initial-creator>
    <meta:creation-date>2018-05-27T11:54:20.86</meta:creation-date>
    <dc:date>2018-05-27T12:44:17.51</dc:date>
    <dc:creator>Øystein Myhre Andersen</dc:creator>
    <meta:editing-duration>PT48M58S</meta:editing-duration>
    <meta:editing-cycles>3</meta:editing-cycles>
    <meta:generator>OpenOffice/4.1.5$Win32 OpenOffice.org_project/415m1$Build-9789</meta:generator>
    <meta:document-statistic meta:object-count="9"/>
  </office:meta>
</office:document-meta>
</file>